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Preformatted_20_Text">
      <style:text-properties style:font-name="Arial" style:font-name-asian="Arial"/>
    </style:style>
    <style:style style:name="P4" style:family="paragraph" style:parent-style-name="Preformatted_20_Text">
      <style:text-properties fo:color="#000000" style:font-name="Arial" style:font-name-asian="Arial"/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7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8" style:family="paragraph" style:parent-style-name="Standard">
      <style:text-properties style:font-name="Arial" style:font-name-asian="Arial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2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5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text-properties style:font-name="Arial" style:font-name-asian="Arial"/>
    </style:style>
    <style:style style:name="P17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18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Text_20_body">
      <style:text-properties fo:color="#a31515" style:font-name="Consolas" fo:font-size="9.5pt" style:font-name-asian="Consolas" style:font-size-asian="9.5pt" style:font-name-complex="Consolas" style:font-size-complex="9.5pt"/>
    </style:style>
    <style:style style:name="P21" style:family="paragraph" style:parent-style-name="Text_20_body">
      <style:text-properties fo:color="#000000" style:font-name="Arial1" fo:font-size="11pt" fo:font-weight="normal" style:font-name-asian="Arial"/>
    </style:style>
    <style:style style:name="P22" style:family="paragraph" style:parent-style-name="List_20_Contents" style:list-style-name="L3"/>
    <style:style style:name="P23" style:family="paragraph" style:parent-style-name="Preformatted_20_Text" style:list-style-name="L5"/>
    <style:style style:name="P24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</style:style>
    <style:style style:name="P25" style:family="paragraph" style:parent-style-name="Standard" style:list-style-name="L7">
      <style:text-properties style:font-name="Arial" style:font-name-asian="Arial"/>
    </style:style>
    <style:style style:name="P26" style:family="paragraph" style:parent-style-name="Standard" style:list-style-name="L8">
      <style:text-properties style:font-name="Arial" style:font-name-asian="Arial"/>
    </style:style>
    <style:style style:name="P27" style:family="paragraph" style:parent-style-name="Standard" style:list-style-name="L9">
      <style:text-properties style:font-name="Arial" style:font-name-asian="Arial"/>
    </style:style>
    <style:style style:name="P28" style:family="paragraph" style:parent-style-name="Standard" style:list-style-name="L10"/>
    <style:style style:name="P29" style:family="paragraph" style:parent-style-name="Standard" style:list-style-name="L12">
      <style:text-properties fo:font-size="11pt" style:font-size-asian="11pt" style:font-size-complex="11pt"/>
    </style:style>
    <style:style style:name="P30" style:family="paragraph" style:parent-style-name="Heading_20_1">
      <style:text-properties style:font-name="Arial" style:font-name-asian="Arial"/>
    </style:style>
    <style:style style:name="P31" style:family="paragraph" style:parent-style-name="Text_20_body" style:list-style-name="L1">
      <style:text-properties style:font-name="Arial" style:font-name-asian="Arial"/>
    </style:style>
    <style:style style:name="P32" style:family="paragraph" style:parent-style-name="Text_20_body" style:list-style-name="L2">
      <style:text-properties style:font-name="Arial" style:font-name-asian="Arial"/>
    </style:style>
    <style:style style:name="P33" style:family="paragraph" style:parent-style-name="Text_20_body" style:list-style-name="L3">
      <style:text-properties style:font-name="Arial" style:font-name-asian="Arial"/>
    </style:style>
    <style:style style:name="P34" style:family="paragraph" style:parent-style-name="Text_20_body" style:list-style-name="L4">
      <style:text-properties style:font-name="Arial" style:font-name-asian="Arial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fo:color="#000000" style:font-name="Arial1" fo:font-size="11pt" fo:font-weight="normal" style:font-name-asian="Arial"/>
    </style:style>
    <style:style style:name="P37" style:family="paragraph" style:parent-style-name="Text_20_body" style:list-style-name="L6">
      <style:text-properties fo:color="#000000" style:font-name="Arial1" fo:font-size="11pt" fo:font-weight="normal" style:font-name-asian="Arial"/>
    </style:style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style:font-name="Arial1" fo:font-size="11pt" fo:font-weight="normal" style:font-name-asian="Arial"/>
    </style:style>
    <style:style style:name="P40" style:family="paragraph" style:parent-style-name="Text_20_body" style:list-style-name="L11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4b0082"/>
    </style:style>
    <style:style style:name="T12" style:family="text">
      <style:text-properties fo:color="#4b0082" style:font-name="Arial1" fo:font-size="11pt" fo:font-weight="normal" style:font-name-asian="Arial"/>
    </style:style>
    <style:style style:name="T13" style:family="text">
      <style:text-properties fo:color="#000080"/>
    </style:style>
    <style:style style:name="T14" style:family="text">
      <style:text-properties fo:color="#000080" style:font-name="Arial1" fo:font-size="11pt" fo:font-weight="normal" style:font-name-asian="Arial"/>
    </style:style>
    <style:style style:name="T15" style:family="text">
      <style:text-properties fo:color="#ff0000"/>
    </style:style>
    <style:style style:name="T16" style:family="text">
      <style:text-properties fo:color="#708090"/>
    </style:style>
    <style:style style:name="T17" style:family="text">
      <style:text-properties fo:color="#569cd6"/>
    </style:style>
    <style:style style:name="T18" style:family="text">
      <style:text-properties fo:color="#569cd6" fo:font-size="10.5pt" fo:font-weight="normal"/>
    </style:style>
    <style:style style:name="T19" style:family="text">
      <style:text-properties fo:color="#569cd6" style:font-name="Consolas1" fo:font-size="10.5pt" fo:font-weight="normal"/>
    </style:style>
    <style:style style:name="T20" style:family="text">
      <style:text-properties fo:color="#569cd6" style:font-name="Consolas1" fo:font-size="10.5pt" fo:font-weight="normal" fo:background-color="#1e1e1e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9cdcfe" style:font-name="Consolas1" fo:font-size="10.5pt" fo:font-weight="normal"/>
    </style:style>
    <style:style style:name="T24" style:family="text">
      <style:text-properties fo:color="#9cdcfe" style:font-name="Consolas1" fo:font-size="10.5pt" fo:font-weight="normal" fo:background-color="#1e1e1e"/>
    </style:style>
    <style:style style:name="T25" style:family="text">
      <style:text-properties fo:color="#dcdcaa"/>
    </style:style>
    <style:style style:name="T26" style:family="text">
      <style:text-properties fo:color="#dcdcaa" fo:font-size="10.5pt" fo:font-weight="normal"/>
    </style:style>
    <style:style style:name="T27" style:family="text">
      <style:text-properties fo:color="#dcdcaa" style:font-name="Consolas1" fo:font-size="10.5pt" fo:font-weight="normal"/>
    </style:style>
    <style:style style:name="T28" style:family="text">
      <style:text-properties fo:color="#dcdcaa" style:font-name="Consolas1" fo:font-size="10.5pt" fo:font-weight="normal" fo:background-color="#1e1e1e"/>
    </style:style>
    <style:style style:name="T29" style:family="text">
      <style:text-properties fo:color="#b5cea8"/>
    </style:style>
    <style:style style:name="T30" style:family="text">
      <style:text-properties fo:color="#b5cea8" fo:font-size="10.5pt" fo:font-weight="normal"/>
    </style:style>
    <style:style style:name="T31" style:family="text">
      <style:text-properties fo:color="#b5cea8" style:font-name="Consolas1" fo:font-size="10.5pt" fo:font-weight="normal"/>
    </style:style>
    <style:style style:name="T32" style:family="text">
      <style:text-properties fo:font-size="10.5pt" fo:font-weight="normal"/>
    </style:style>
    <style:style style:name="T33" style:family="text">
      <style:text-properties style:font-name="Arial" style:font-name-asian="Arial"/>
    </style:style>
    <style:style style:name="T34" style:family="text">
      <style:text-properties style:font-name="Arial" fo:font-weight="bold" style:font-name-asian="Arial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Consolas1" fo:font-size="10.5pt" fo:font-weight="normal"/>
    </style:style>
    <style:style style:name="T37" style:family="text">
      <style:text-properties fo:color="#d4d4d4" fo:background-color="#1e1e1e"/>
    </style:style>
    <style:style style:name="T38" style:family="text">
      <style:text-properties fo:color="#d4d4d4" style:font-name="Consolas1" fo:font-size="10.5pt" fo:font-weight="normal" fo:background-color="#1e1e1e"/>
    </style:style>
    <style:style style:name="T39" style:family="text">
      <style:text-properties fo:color="#4ec9b0" style:font-name="Consolas1" fo:font-size="10.5pt" fo:font-weight="normal" fo:background-color="#1e1e1e"/>
    </style:style>
    <style:style style:name="T40" style:family="text">
      <style:text-properties fo:color="#c586c0" style:font-name="Consolas1" fo:font-size="10.5pt" fo:font-weight="normal"/>
    </style:style>
    <style:style style:name="T41" style:family="text">
      <style:text-properties fo:color="#ce9178" style:font-name="Consolas1" fo:font-size="10.5pt" fo:font-weight="normal"/>
    </style:style>
    <style:style style:name="T42" style:family="text">
      <style:text-properties fo:color="#ce9178" style:font-name="Consolas1" fo:font-size="10.5pt" fo:font-weight="normal" fo:background-color="#1e1e1e"/>
    </style:style>
    <style:style style:name="T43" style:family="text">
      <style:text-properties style:font-name-asian="Arial"/>
    </style:style>
    <style:style style:name="T44" style:family="text">
      <style:text-properties style:font-name="Arial1" fo:font-size="11pt" style:font-name-asian="Arial"/>
    </style:style>
    <style:style style:name="T45" style:family="text">
      <style:text-properties style:font-name="Arial1" fo:font-size="11pt" fo:background-color="transparent" style:font-name-asian="Arial"/>
    </style:style>
    <style:style style:name="T46" style:family="text">
      <style:text-properties style:font-name="Arial1" fo:font-size="11pt" fo:font-weight="normal" style:font-name-asian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PG Maker MV</text:p>
      <text:p text:style-name="P8"/>
      <text:p text:style-name="P8">Documentation of Project with additional tips about RPGMaker Tools.</text:p>
      <text:p text:style-name="P8"/>
      <text:h text:style-name="P30" text:outline-level="1">Sprache umstellen</text:h>
      <text:p text:style-name="P16">Datei bearbeiten, en für englisch:</text:p>
      <text:p text:style-name="P16">D:\Programs\steamapps\common\RPG Maker MV\Locale</text:p>
      <text:p text:style-name="P16"/>
      <text:h text:style-name="Heading_20_1" text:outline-level="1">Plugins Used and Order</text:h>
      <text:p text:style-name="Text_20_body"/>
      <text:p text:style-name="Text_20_body">Zeriab_ExtraMaps<text:tab/>&gt;999 maps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<text:soft-page-break/>GALV_TimedMessagePopups<text:tab/>for message-bubbles on screen</text:p>
      <text:p text:style-name="P20">NeMV_OnStepEffect<text:tab/>over time change</text:p>
      <text:h text:style-name="P30" text:outline-level="1">Plugin Incompatibilities</text:h>
      <text:p text:style-name="P16">- Had to disable HIME_EquipSlotsCore +HIME_EnemyEquips because problem with YEP_EquipCore:an eItemType is expected, not slotindex</text:p>
      <text:p text:style-name="P11"><text:span text:style-name="T17">var</text:span> <text:span text:style-name="T21">index</text:span> = <text:span text:style-name="T21">actor</text:span>.<text:span text:style-name="T25">equipSlots</text:span>().<text:span text:style-name="T25">indexOf</text:span>(<text:span text:style-name="T17">this</text:span>.<text:span text:style-name="T21">_params</text:span>[<text:span text:style-name="T29">1</text:span>]) + <text:span text:style-name="T29">1</text:span>;</text:p>
      <text:p text:style-name="P12">    <text:span text:style-name="T22">actor</text:span><text:span text:style-name="T32">.</text:span><text:span text:style-name="T26">changeEquipById</text:span><text:span text:style-name="T32">(</text:span><text:span text:style-name="T22">index</text:span><text:span text:style-name="T32">, </text:span><text:span text:style-name="T18">this</text:span><text:span text:style-name="T32">.</text:span><text:span text:style-name="T22">_params</text:span><text:span text:style-name="T32">[</text:span><text:span text:style-name="T30">2</text:span><text:span text:style-name="T32">]);</text:span></text:p>
      <text:p text:style-name="P16"/>
      <text:list xml:id="list8560655826976166699" text:style-name="L1">
        <text:list-item>
          <text:p text:style-name="P31">DashStamina not working</text:p>
        </text:list-item>
      </text:list>
      <text:p text:style-name="P16"/>
      <text:list xml:id="list3291546920847208980" text:style-name="L2">
        <text:list-item>
          <text:p text:style-name="P32">disabled Way_ItemTPCost because there is no BattleManagerin Scene</text:p>
          <text:p text:style-name="P32">Window_ItemList.prototype.isEnabled = function (item) {</text:p>
          <text:p text:style-name="P32"><text:s/>return BattleManager.actor().canUse(item) &amp;&amp; $gameParty.canUse(item);</text:p>
        </text:list-item>
      </text:list>
      <text:p text:style-name="P16"/>
      <text:list xml:id="list4561334727228394785" text:style-name="L3">
        <text:list-item>
          <text:p text:style-name="P33">disabled YED_TransferStealStates; why is this used on items ?</text:p>
          <text:p text:style-name="P22"><text:span text:style-name="T37"> </text:span><text:span text:style-name="T39">Game_Action</text:span><text:span text:style-name="T38">.</text:span><text:span text:style-name="T24">prototype</text:span><text:span text:style-name="T38">.</text:span><text:span text:style-name="T28">testApply</text:span><text:span text:style-name="T38"> = </text:span><text:span text:style-name="T20">function</text:span><text:span text:style-name="T38">(</text:span><text:span text:style-name="T24">target</text:span><text:span text:style-name="T38">) {</text:span></text:p>
        </text:list-item>
      </text:list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steal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if</text:span><text:span text:style-name="T36"> (</text:span><text:span text:style-name="T19">this</text:span><text:span text:style-name="T36">.</text:span><text:span text:style-name="T27">getTransferStealStates</text:span><text:span text:style-name="T36">(</text:span><text:span text:style-name="T23">target</text:span><text:span text:style-name="T36">, </text:span><text:span text:style-name="T41">'transfer'</text:span><text:span text:style-name="T36">).</text:span><text:span text:style-name="T23">length</text:span><text:span text:style-name="T36"> &gt; </text:span><text:span text:style-name="T31">0</text:span><text:span text:style-name="T36">) {</text:span></text:p>
      <text:p text:style-name="List_20_Contents">            <text:span text:style-name="T40">return</text:span><text:span text:style-name="T36"> </text:span><text:span text:style-name="T19">true</text:span><text:span text:style-name="T36">;</text:span></text:p>
      <text:p text:style-name="List_20_Contents">        <text:span text:style-name="T36">}</text:span></text:p>
      <text:p text:style-name="List_20_Contents"/>
      <text:p text:style-name="List_20_Contents">        <text:span text:style-name="T40">return</text:span><text:span text:style-name="T36"> </text:span><text:span text:style-name="T23">_Game_Action_testApply</text:span><text:span text:style-name="T36">.</text:span><text:span text:style-name="T27">call</text:span><text:span text:style-name="T36">(</text:span><text:span text:style-name="T19">this</text:span><text:span text:style-name="T36">, </text:span><text:span text:style-name="T23">target</text:span><text:span text:style-name="T36">);</text:span></text:p>
      <text:p text:style-name="List_20_Contents">    <text:span text:style-name="T36">};</text:span></text:p>
      <text:p text:style-name="P16"/>
      <text:h text:style-name="Heading_20_1" text:outline-level="1"><text:soft-page-break/>YEP_QuestJournal</text:h>
      <text:list xml:id="list270690078504466302" text:style-name="L4">
        <text:list-item>
          <text:p text:style-name="P34">see help how to integrate into YEP_MainMenuManager</text:p>
        </text:list-item>
        <text:list-item>
          <text:p text:style-name="P34">to use GALV_TimedMessagePopup add something like this in Lunatic mode: </text:p>
          <text:p text:style-name="P34">SceneManager._scene.createCaptionWindow(-1,120,["new quest" + questId],[],-60)</text:p>
          <text:p text:style-name="P34"/>
        </text:list-item>
        <text:list-item>
          <text:p text:style-name="P35"><text:span text:style-name="T43">to add more then 100 Quest add more params in plugin-comment and increas</text:span><text:span text:style-name="T44">e limi</text:span><text:span text:style-name="T45">t in code </text:span><text:span text:style-name="T7">DataManager.questDatabaseCreate</text:span></text:p>
        </text:list-item>
        <text:list-item>
          <text:p text:style-name="P36">how to import quest from external file? <text:s text:c="2"/>See GALV_QUESTLog</text:p>
        </text:list-item>
      </text:list>
      <text:p text:style-name="P21"/>
      <text:list xml:id="list5225577690790312579" text:style-name="L5">
        <text:list-item>
          <text:p text:style-name="P38"><text:span text:style-name="T8">use </text:span><text:span text:style-name="T46">$gameSystem.isQuestKnown(101) in Event-Branch to check if Quest started</text:span></text:p>
        </text:list-item>
        <text:list-item>
          <text:p text:style-name="P39">use $gameSystem.isQuestObjectiveUncleared(101, 1) to check quest state (quest has to be known)</text:p>
        </text:list-item>
        <text:list-item>
          <text:p text:style-name="P38"><text:span text:style-name="T46">use </text:span><text:span text:style-name="T8">◆</text:span><text:span text:style-name="T12">Plugin Command：</text:span><text:span text:style-name="T14">Quest ADD 101<text:tab/>to start</text:span></text:p>
        </text:list-item>
        <text:list-item>
          <text:p text:style-name="P38"><text:span text:style-name="T46">use this to progress through quest </text:span><text:span text:style-name="T8"><text:s text:c="6"/></text:span></text:p>
          <text:p text:style-name="P23"><text:span text:style-name="T8">◆</text:span><text:span text:style-name="T12">Plugin Command：</text:span><text:span text:style-name="T14">Quest 101 Change Description Entry To 2</text:span></text:p>
          <text:p text:style-name="P23"><text:span text:style-name="T8">◆</text:span><text:span text:style-name="T12">Plugin Command：</text:span><text:span text:style-name="T14">Quest 101 Change Subtext Entry To 2</text:span></text:p>
          <text:p text:style-name="P23"><text:span text:style-name="T8">◆</text:span><text:span text:style-name="T12">Plugin Command：</text:span><text:span text:style-name="T14">Quest 101 Complete Objective 1</text:span></text:p>
        </text:list-item>
      </text:list>
      <text:p text:style-name="P5"><text:span text:style-name="T6"><text:s text:c="6"/>◆</text:span><text:span text:style-name="T11">Plugin Command：</text:span><text:span text:style-name="T13">Quest 101 Show Objective 2</text:span></text:p>
      <text:list xml:id="list6301524734503144588" text:style-name="L6">
        <text:list-item>
          <text:p text:style-name="P37">use this to progress through quest</text:p>
        </text:list-item>
      </text:list>
      <text:p text:style-name="Text_20_body"><text:span text:style-name="T6"><text:tab/>◆</text:span><text:span text:style-name="T11">Plugin Command：</text:span><text:span text:style-name="T13">Quest Set Completed 101</text:span></text:p>
      <text:p text:style-name="Text_20_body"><text:span text:style-name="T6"><text:s/><text:tab/>◆</text:span><text:span text:style-name="T11">Plugin Command：</text:span><text:span text:style-name="T13">Quest 101 Deny All Rewards</text:span></text:p>
      <text:list xml:id="list36722411" text:continue-list="list5225577690790312579" text:style-name="L5">
        <text:list-item>
          <text:p text:style-name="P39">restarting quest requires previous removal</text:p>
        </text:list-item>
      </text:list>
      <text:p text:style-name="P21"/>
      <text:h text:style-name="Heading_20_1" text:outline-level="1">YEP_X_AnimatedSV_Enemys</text:h>
      <text:p text:style-name="Text_20_body"/>
      <text:h text:style-name="P30" text:outline-level="1"><text:soft-page-break/>Region-Definition</text:h>
      <text:p text:style-name="P16">Common_event1 evaluates position of player and Region he is actually. Those are written to variables.</text:p>
      <text:p text:style-name="P16">Add an Parallel event in the map the checks variables and decide what to do.</text:p>
      <text:h text:style-name="P30" text:outline-level="1">Switches</text:h>
      <text:p text:style-name="P8"/>
      <text:h text:style-name="P30" text:outline-level="1">Text-Color</text:h>
      <text:p text:style-name="P8">Defined by active Windowsskin</text:p>
      <text:p text:style-name="P8"/>
      <text:p text:style-name="P8"/>
      <text:p text:style-name="P8"/>
      <text:h text:style-name="P30" text:outline-level="1">self-Variables and CustomConditionalPages</text:h>
      <text:p text:style-name="P8">Uses the plugins and </text:p>
      <text:p text:style-name="P8"/>
      <text:p text:style-name="P8">To not clutter global variables we can use variables local to event/map</text:p>
      <text:p text:style-name="P8"/>
      <text:list xml:id="list7337961903591861398" text:style-name="L7">
        <text:list-item>
          <text:p text:style-name="P25">if you need to share data between events, add an empty event as a data holder (please add comments that describe the variables)</text:p>
        </text:list-item>
        <text:list-item>
          <text:p text:style-name="P25">now set the variable in one event f.e. As bitmask</text:p>
        </text:list-item>
      </text:list>
      <text:p text:style-name="P3"><text:span text:style-name="T6">◆</text:span><text:span text:style-name="T11">Script：</text:span><text:span text:style-name="T16">x = (this.get_self_variable("MAPSWITCH1",13) || 0) | 1</text:span></text:p>
      <text:p text:style-name="P6"><text:span text:style-name="T11"><text:tab/><text:tab/></text:span><text:span text:style-name="T16">this.set_self_variable("MAPSWITCH1", x, 13)</text:span></text:p>
      <text:list xml:id="list3372808254112305872" text:style-name="L8">
        <text:list-item>
          <text:p text:style-name="P26">in another event you can use it or build a customconditional to enable the eventpage:</text:p>
        </text:list-item>
      </text:list>
      <text:p text:style-name="P3"><text:span text:style-name="T6">◆</text:span><text:span text:style-name="T9">Comment：&lt;page condition&gt;</text:span></text:p>
      <text:p text:style-name="P3"><text:span text:style-name="T6">◆</text:span><text:span text:style-name="T10">If：Script：(this.get_self_variable("MAPSWITCH1",13) || 0)&amp;1&gt;0</text:span></text:p>
      <text:p text:style-name="P3"><text:span text:style-name="T6"><text:s text:c="2"/>◆</text:span><text:span text:style-name="T11">Plugin Command：</text:span><text:span text:style-name="T13">activate_page</text:span></text:p>
      <text:p text:style-name="P4"><text:s text:c="2"/>◆</text:p>
      <text:p text:style-name="P3"><text:span text:style-name="T6">：</text:span><text:span text:style-name="T10">End</text:span></text:p>
      <text:p text:style-name="P3"><text:span text:style-name="T6">◆</text:span><text:span text:style-name="T9">Comment：&lt;/page condition&gt;</text:span></text:p>
      <text:p text:style-name="P6"><text:span text:style-name="T6">◆</text:span><text:span text:style-name="T15">Control Self Switch：A = ON</text:span></text:p>
      <text:p text:style-name="P8"/>
      <text:h text:style-name="Heading_20_1" text:outline-level="1"><text:soft-page-break/>Tease Mechanic</text:h>
      <text:list xml:id="list2457129631835910329" text:style-name="L9">
        <text:list-item>
          <text:p text:style-name="P27">you can tease the enemy to increase tease-meter</text:p>
        </text:list-item>
        <text:list-item>
          <text:p text:style-name="P27">the following custom stats are created via <text:span text:style-name="T42">ICF_ParamsCore</text:span>:</text:p>
          <text:list>
            <text:list-item>
              <text:p text:style-name="P27">lust/lustMax<text:tab/>CPARAM<text:tab/>tease-meter of actor; </text:p>
            </text:list-item>
            <text:list-item>
              <text:p text:style-name="P27">lustGain<text:tab/>NPARAM<text:tab/>resistance to lust; default of 100%, 50% would mean half of damage</text:p>
            </text:list-item>
            <text:list-item>
              <text:p text:style-name="P27">lustRegen<text:tab/>NPARAM<text:tab/>regeneration of Lust over time on map; default 0; implemented in OnStep-event</text:p>
            </text:list-item>
            <text:list-item>
              <text:p text:style-name="P27">alust<text:tab/><text:tab/>NPARAM<text:tab/>lust attack-strength; used in lust damage calculation</text:p>
            </text:list-item>
            <text:list-item>
              <text:p text:style-name="P27">dlust<text:tab/><text:tab/>NPRAMA<text:tab/>lust defense strength;used in lust damage calculation</text:p>
            </text:list-item>
          </text:list>
        </text:list-item>
      </text:list>
      <text:p text:style-name="P8"/>
      <text:list xml:id="list846342159885956516" text:style-name="L10">
        <text:list-item>
          <text:p text:style-name="P28"><text:span text:style-name="T33">add </text:span>&lt;lust status bar: TS&gt; to every Actor/Enemy to show bar in battle (via <text:span text:style-name="T42">DoubleX RMMV Status Bars v101b</text:span>)</text:p>
        </text:list-item>
        <text:list-item>
          <text:p text:style-name="P28">use HUD_Maker to display statusbar on Map-screen</text:p>
        </text:list-item>
      </text:list>
      <text:p text:style-name="P8"/>
      <text:h text:style-name="P30" text:outline-level="1">ScriptCodes</text:h>
      <text:p text:style-name="P16">!($gameParty.steps() % 10)</text:p>
      <text:p text:style-name="P16">$gameActors.actor(3).lust</text:p>
      <text:p text:style-name="Text_20_body">$gameVariables._data[1]</text:p>
      <text:p text:style-name="P24"><text:span text:style-name="T5">$gameParty.members()[ID].startAnimation(animationID, true/false, delayN) </text:span>??</text:p>
      <text:p text:style-name="P24">$dataEnemies[4].sideviewBattler["0"]</text:p>
      <text:h text:style-name="P30" text:outline-level="1">Character-Animations</text:h>
      <text:p text:style-name="P8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6666204107170793404" text:style-name="L11">
        <text:list-item>
          <text:p text:style-name="P40">It is possible treat 1 character as 1 file by including "$" at the beginning of the file name.</text:p>
        </text:list-item>
        <text:list-item>
          <text:p text:style-name="P40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40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0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0" text:outline-level="1">About Tileset Builder (why is this so complicated)</text:h>
      <text:p text:style-name="P13">A drawback in RPGMaker is that you can only use 1 tilesheet collection per map which limits the variants of tiles to use.</text:p>
      <text:p text:style-name="P13"><text:soft-page-break/>Set A consists of special Parts, see RPGMAker Standards description in help.</text:p>
      <text:p text:style-name="P13">Sets B to E contain 16x16 sprites. Top Left sprite should be transparent</text:p>
      <text:p text:style-name="P13"/>
      <text:p text:style-name="P13">When starting Builder:</text:p>
      <text:list xml:id="list6982339723094880648" text:style-name="L12">
        <text:list-item>
          <text:p text:style-name="P29">load Game-Project</text:p>
        </text:list-item>
        <text:list-item>
          <text:p text:style-name="P29">activate snapping in display options</text:p>
        </text:list-item>
      </text:list>
      <text:p text:style-name="P13"/>
      <text:p text:style-name="P14">Import parts</text:p>
      <text:p text:style-name="P14"/>
      <text:p text:style-name="P15">Under Parts import you can import pngs with respect to:</text:p>
      <text:p text:style-name="P13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3"/>
      <text:p text:style-name="P13">You have to select <text:span text:style-name="T35">Category = imported</text:span> to see them</text:p>
      <text:p text:style-name="P13"/>
      <text:p text:style-name="P13">If you want to cleanup user import see here:</text:p>
      <text:p text:style-name="P19"><text:span text:style-name="T4">c:/Users/UserName/AppData/Local/KADOKAWA/TilesetBuilder/Parts/Imported</text:span><text:span text:style-name="T33"> </text:span></text:p>
      <text:p text:style-name="P13"/>
      <text:p text:style-name="P13"/>
      <text:p text:style-name="P13"/>
      <text:p text:style-name="P9">Draw parts</text:p>
      <text:p text:style-name="P10"/>
      <text:p text:style-name="P16">Import user palette or create a new one.</text:p>
      <text:p text:style-name="P16">Make sure to export your user palette before closing the program !</text:p>
      <text:p text:style-name="P16">Switch to drawing pane, select tile size and draw your graphics or stamp the from other tilesheets.</text:p>
      <text:p text:style-name="Text_20_body"><text:span text:style-name="T33">You need to </text:span><text:span text:style-name="T34">doubleclick to stamp</text:span><text:span text:style-name="T33"> them.</text:span></text:p>
      <text:p text:style-name="P16">Then add them to user palette.(the reason to do this is that auto tiles will be easier to export)</text:p>
      <text:p text:style-name="P16"/>
      <text:p text:style-name="P17">Export Tileset</text:p>
      <text:p text:style-name="P16">Go to Export Page, select existing tilesheet as base and Save AS</text:p>
      <text:p text:style-name="P16">Setup your tilesheet collection in RPGMaker to use the new created tilesheet and save</text:p>
      <text:p text:style-name="P16">Reload Project in Builder</text:p>
      <text:p text:style-name="P16">Now select tiles from parts/MV Tilesheets/ user palette</text:p>
      <text:p text:style-name="P16"><text:soft-page-break/>Move the sprite to the destination on the tilesheet</text:p>
      <text:p text:style-name="P18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3T16:50:31.90</dc:date>
    <dc:creator>jk jk</dc:creator>
    <meta:editing-duration>P1DT19H31M23S</meta:editing-duration>
    <meta:editing-cycles>31</meta:editing-cycles>
    <meta:generator>OpenOffice/4.1.7$Win32 OpenOffice.org_project/417m1$Build-9800</meta:generator>
    <meta:document-statistic meta:table-count="0" meta:image-count="1" meta:object-count="0" meta:page-count="8" meta:paragraph-count="127" meta:word-count="1117" meta:character-count="7268"/>
  </office:meta>
</office:document-meta>
</file>